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text:list-style style:name="L1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icah Church</text:p>
      <text:p text:style-name="Standard">Theory Questions 5</text:p>
      <text:p text:style-name="Standard">2/18/2017</text:p>
      <text:p text:style-name="Standard"/>
      <text:p text:style-name="Standard">3: B</text:p>
      <text:p text:style-name="Standard">5: B</text:p>
      <text:p text:style-name="Standard">6: A</text:p>
      <text:p text:style-name="Standard">7: A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ah Church</meta:initial-creator>
    <meta:creation-date>2017-02-18T22:38:02.89</meta:creation-date>
    <meta:document-statistic meta:table-count="0" meta:image-count="0" meta:object-count="0" meta:page-count="1" meta:paragraph-count="7" meta:word-count="14" meta:character-count="56"/>
    <dc:date>2017-02-18T22:59:06.75</dc:date>
    <dc:creator>Micah Church</dc:creator>
    <meta:editing-duration>PT5M53S</meta:editing-duration>
    <meta:editing-cycles>1</meta:editing-cycles>
    <meta:generator>OpenOffice/4.1.3$Win32 OpenOffice.org_project/413m1$Build-9783</meta:generator>
  </office:meta>
</office:document-meta>
</file>